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" svg:font-family="'Arial Unicode MS'"/>
    <style:font-face style:name="Calibri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5.5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819e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02cm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02cm solid #000000"/>
    </style:style>
    <style:style style:name="ce4" style:family="table-cell" style:parent-style-name="Default" style:data-style-name="N0">
      <style:table-cell-properties fo:background-color="transparent" fo:border="0.002cm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0.002cm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60" table:default-cell-style-name="ce9"/>
        <table:table-row table:style-name="ro1">
          <table:table-cell table:style-name="ce1" office:value-type="string">
            <text:p>URI 1</text:p>
          </table:table-cell>
          <table:table-cell table:style-name="ce7" office:value-type="string">
            <text:p>URI 1 has &lt;relationship&gt; URI 2</text:p>
          </table:table-cell>
          <table:table-cell table:style-name="ce7" office:value-type="string">
            <text:p>URI 2</text:p>
          </table:table-cell>
          <table:table-cell table:style-name="ce7" office:value-type="string">
            <text:p>URI 2 has &lt;relationship&gt; URI 1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alos_prog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alos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alos_prog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alos-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alos_prog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alos-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coriolis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coriolis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1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1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1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1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1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8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09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0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8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F19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dmsp_5D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dmsp_S20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envisat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envisat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eo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aqu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eo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aur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eo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terr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er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ers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er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ers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fengyun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FY-3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fengyun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FY-3B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fengyun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FY-3C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fengyun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FY-3D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fengyun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FY-3E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fengyun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FY-3F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fengyun3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FY-3G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com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comW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com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comW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com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comW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eodetic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eosat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eodetic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fo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1s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1s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1s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1s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1s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1s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1s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8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9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09_bk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0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0_S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2_S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1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T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es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es_U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sat_prog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sat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gosat_prog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gosat-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himawari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himawari-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himawari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himawari-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icesat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icesat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icesat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icesat-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jason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jason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jason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jason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jason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jason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landsa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landsat_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landsa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landsat_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landsa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landsat_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landsa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landsat_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landsa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landsat_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landsa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landsat_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landsa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landsat_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landsat_dcm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landsat_8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metop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metOp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metop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metOpB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metop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metOpC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ms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meteosat_8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ms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meteosat_9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ms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meteosat_10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ms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meteosat_1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imbu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imbus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imbu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imbus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imbu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imbus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imbu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imbus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imbu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imbus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imbu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imbus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imbus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imbus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noaa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noaa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noaa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noaa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noaa_3rd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8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9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0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4<text:span text:style-name="T1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oaa_5<text:span text:style-name="T2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oaa_5<text:span text:style-name="T2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oaa_5<text:span text:style-name="T2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oaa_5<text:span text:style-name="T2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8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noaa_5<text:span text:style-name="T2">th</text:span>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noaa_19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odin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odin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orbview2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orbview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parasol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parasol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scisat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scisat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spo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spot1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spo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spot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spo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spot3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spo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spot4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2" office:value-type="string">
            <text:p>plat_spot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spot5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4" office:value-type="string">
            <text:p>plat_spot_prog_follow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spot6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4" office:value-type="string">
            <text:p>plat_spot_prog_follow</text:p>
          </table:table-cell>
          <table:table-cell table:style-name="ce8" office:value-type="string">
            <text:p>narrower</text:p>
          </table:table-cell>
          <table:table-cell table:style-name="ce10" office:value-type="string">
            <text:p>plat_spot7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4" office:value-type="string">
            <text:p>plat_topexPoseidon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topexPoseidon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4" office:value-type="string">
            <text:p>plat_trmm_prog</text:p>
          </table:table-cell>
          <table:table-cell table:style-name="ce8" office:value-type="string">
            <text:p>narrower</text:p>
          </table:table-cell>
          <table:table-cell table:style-name="ce2" office:value-type="string">
            <text:p>plat_trmm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terraSAR</text:p>
          </table:table-cell>
          <table:table-cell table:style-name="ce8" office:value-type="string">
            <text:p>narrower</text:p>
          </table:table-cell>
          <table:table-cell table:style-name="ce8" office:value-type="string">
            <text:p>plat_hrws_sar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terraSAR</text:p>
          </table:table-cell>
          <table:table-cell table:style-name="ce8" office:value-type="string">
            <text:p>narrower</text:p>
          </table:table-cell>
          <table:table-cell table:style-name="ce8" office:value-type="string">
            <text:p>plat_tsx_ng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terraSAR</text:p>
          </table:table-cell>
          <table:table-cell table:style-name="ce8" office:value-type="string">
            <text:p>narrower</text:p>
          </table:table-cell>
          <table:table-cell table:style-name="ce8" office:value-type="string">
            <text:p>plat_tandem_X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3" office:value-type="string">
            <text:p>plat_terraSAR</text:p>
          </table:table-cell>
          <table:table-cell table:style-name="ce8" office:value-type="string">
            <text:p>narrower</text:p>
          </table:table-cell>
          <table:table-cell table:style-name="ce8" office:value-type="string">
            <text:p>plat_terraSar_X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office:value-type="string">
            <text:p>plat_sentinel1_prog</text:p>
          </table:table-cell>
          <table:table-cell table:style-name="ce8" office:value-type="string">
            <text:p>narrower</text:p>
          </table:table-cell>
          <table:table-cell table:style-name="ce11" office:value-type="string">
            <text:p>plat_sentinel1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office:value-type="string">
            <text:p>plat_sentinel1_prog</text:p>
          </table:table-cell>
          <table:table-cell table:style-name="ce8" office:value-type="string">
            <text:p>narrower</text:p>
          </table:table-cell>
          <table:table-cell table:style-name="ce11" office:value-type="string">
            <text:p>plat_sentinel1b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office:value-type="string">
            <text:p>plat_sentinel2_prog</text:p>
          </table:table-cell>
          <table:table-cell table:style-name="ce8" office:value-type="string">
            <text:p>narrower</text:p>
          </table:table-cell>
          <table:table-cell table:style-name="ce11" office:value-type="string">
            <text:p>plat_sentinel2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office:value-type="string">
            <text:p>plat_sentinel2_prog</text:p>
          </table:table-cell>
          <table:table-cell table:style-name="ce8" office:value-type="string">
            <text:p>narrower</text:p>
          </table:table-cell>
          <table:table-cell table:style-name="ce11" office:value-type="string">
            <text:p>plat_sentinel2b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office:value-type="string">
            <text:p>plat_sentinel3_prog</text:p>
          </table:table-cell>
          <table:table-cell table:style-name="ce8" office:value-type="string">
            <text:p>narrower</text:p>
          </table:table-cell>
          <table:table-cell table:style-name="ce11" office:value-type="string">
            <text:p>plat_sentinel3a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office:value-type="string">
            <text:p>plat_sentinel3_prog</text:p>
          </table:table-cell>
          <table:table-cell table:style-name="ce8" office:value-type="string">
            <text:p>narrower</text:p>
          </table:table-cell>
          <table:table-cell table:style-name="ce11" office:value-type="string">
            <text:p>plat_sentinel3b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saral_prog</text:p>
          </table:table-cell>
          <table:table-cell table:style-name="ce8" office:value-type="string">
            <text:p>narrower</text:p>
          </table:table-cell>
          <table:table-cell table:style-name="ce11" office:value-type="string">
            <text:p>plat_saral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6" office:value-type="string">
            <text:p>plat_grace_prog</text:p>
          </table:table-cell>
          <table:table-cell table:style-name="ce8" office:value-type="string">
            <text:p>narrower</text:p>
          </table:table-cell>
          <table:table-cell office:value-type="string">
            <text:p>plat_grace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table:style-name="ce6" office:value-type="string">
            <text:p>plat_cryosat_prog</text:p>
          </table:table-cell>
          <table:table-cell table:style-name="ce8" office:value-type="string">
            <text:p>narrower</text:p>
          </table:table-cell>
          <table:table-cell office:value-type="string">
            <text:p>plat_cryosat2</text:p>
          </table:table-cell>
          <table:table-cell table:style-name="ce8"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jpss_prog</text:p>
          </table:table-cell>
          <table:table-cell office:value-type="string">
            <text:p>narrower</text:p>
          </table:table-cell>
          <table:table-cell office:value-type="string">
            <text:p>plat_snpp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smos_prog</text:p>
          </table:table-cell>
          <table:table-cell office:value-type="string">
            <text:p>narrower</text:p>
          </table:table-cell>
          <table:table-cell office:value-type="string">
            <text:p>plat_smos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1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2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3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3_adc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3_xadc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4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5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5_iodc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6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6_iodc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7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mfg_prog</text:p>
          </table:table-cell>
          <table:table-cell office:value-type="string">
            <text:p>narrower</text:p>
          </table:table-cell>
          <table:table-cell table:style-name="ce5" office:value-type="string">
            <text:p>plat_meteosat_7_iodc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noaa_4th</text:p>
          </table:table-cell>
          <table:table-cell office:value-type="string">
            <text:p>narrower</text:p>
          </table:table-cell>
          <table:table-cell office:value-type="string">
            <text:p>plat_tiros_n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sac_prog</text:p>
          </table:table-cell>
          <table:table-cell office:value-type="string">
            <text:p>narrower</text:p>
          </table:table-cell>
          <table:table-cell office:value-type="string">
            <text:p>plat_sac_d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proba_prog</text:p>
          </table:table-cell>
          <table:table-cell office:value-type="string">
            <text:p>narrower</text:p>
          </table:table-cell>
          <table:table-cell office:value-type="string">
            <text:p>plat_probaV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smap_prog</text:p>
          </table:table-cell>
          <table:table-cell office:value-type="string">
            <text:p>narrower</text:p>
          </table:table-cell>
          <table:table-cell office:value-type="string">
            <text:p>plat_smap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radarsat_prog</text:p>
          </table:table-cell>
          <table:table-cell office:value-type="string">
            <text:p>narrower</text:p>
          </table:table-cell>
          <table:table-cell office:value-type="string">
            <text:p>plat_radarsat2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s5p_prog</text:p>
          </table:table-cell>
          <table:table-cell office:value-type="string">
            <text:p>narrower</text:p>
          </table:table-cell>
          <table:table-cell office:value-type="string">
            <text:p>plat_sentinel5p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oco_prog</text:p>
          </table:table-cell>
          <table:table-cell office:value-type="string">
            <text:p>narrower</text:p>
          </table:table-cell>
          <table:table-cell office:value-type="string">
            <text:p>plat_oco2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csk_prog</text:p>
          </table:table-cell>
          <table:table-cell office:value-type="string">
            <text:p>narrower</text:p>
          </table:table-cell>
          <table:table-cell office:value-type="string">
            <text:p>plat_csk1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csk_prog</text:p>
          </table:table-cell>
          <table:table-cell office:value-type="string">
            <text:p>narrower</text:p>
          </table:table-cell>
          <table:table-cell office:value-type="string">
            <text:p>plat_csk2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csk_prog</text:p>
          </table:table-cell>
          <table:table-cell office:value-type="string">
            <text:p>narrower</text:p>
          </table:table-cell>
          <table:table-cell office:value-type="string">
            <text:p>plat_csk3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csk_prog</text:p>
          </table:table-cell>
          <table:table-cell office:value-type="string">
            <text:p>narrower</text:p>
          </table:table-cell>
          <table:table-cell office:value-type="string">
            <text:p>plat_csk4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gpm_prog</text:p>
          </table:table-cell>
          <table:table-cell office:value-type="string">
            <text:p>narrower</text:p>
          </table:table-cell>
          <table:table-cell office:value-type="string">
            <text:p>plat_gpm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sentinel6_prog</text:p>
          </table:table-cell>
          <table:table-cell office:value-type="string">
            <text:p>narrower</text:p>
          </table:table-cell>
          <table:table-cell office:value-type="string">
            <text:p>plat_sentinel6a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>
            <text:p>plat_sentinel6_prog</text:p>
          </table:table-cell>
          <table:table-cell office:value-type="string">
            <text:p>narrower</text:p>
          </table:table-cell>
          <table:table-cell office:value-type="string">
            <text:p>plat_sentinel6b</text:p>
          </table:table-cell>
          <table:table-cell office:value-type="string">
            <text:p>broader</text:p>
          </table:table-cell>
          <table:table-cell table:number-columns-repeated="60"/>
        </table:table-row>
        <table:table-row table:style-name="ro1" table:number-rows-repeated="1048406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__Anonymous_Sheet_DB__0" table:target-range-address="Sheet1.A1:Sheet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" svg:font-family="'Arial Unicode MS'"/>
    <style:font-face style:name="Calibri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11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Authorised User</meta:initial-creator>
    <meta:creation-date>2015-11-03T10:19:00Z</meta:creation-date>
    <dc:date>2024-02-05T11:57:59.18</dc:date>
    <meta:editing-cycles>63</meta:editing-cycles>
    <meta:editing-duration>PT11H22M49S</meta:editing-duration>
    <meta:document-statistic meta:table-count="1" meta:cell-count="676" meta:object-count="0"/>
  </office:meta>
</office:document-meta>
</file>